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0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order-bottom="none" fo:background-color="#c5e0b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Distribución por edad y sexo: en 60 casos confirmados no ha sido posible identificar la edad o el sexo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.B3]+[.C3]" office:value-type="float" office:value="1" calcext:value-type="float">
            <text:p>1</text:p>
          </table:table-cell>
          <table:table-cell table:style-name="ce42" table:formula="of:=[.D3]/[.$D$12]" office:value-type="percentage" office:value="0.000778210116731518" calcext:value-type="percentage">
            <text:p>0,1%</text:p>
          </table:table-cell>
          <table:table-cell table:style-name="ce48" table:formula="of:=[.E3]" office:value-type="percentage" office:value="0.000778210116731518" calcext:value-type="percentage">
            <text:p>0 %</text:p>
          </table:table-cell>
          <table:table-cell table:number-columns-repeated="5"/>
          <table:table-cell table:style-name="ce115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85" calcext:value-type="float">
            <text:p>85</text:p>
          </table:table-cell>
          <table:table-cell table:style-name="ce30" office:value-type="float" office:value="62" calcext:value-type="float">
            <text:p>62</text:p>
          </table:table-cell>
          <table:table-cell table:style-name="ce35" table:formula="of:=[.B4]+[.C4]" office:value-type="float" office:value="147" calcext:value-type="float">
            <text:p>147</text:p>
          </table:table-cell>
          <table:table-cell table:style-name="ce42" table:formula="of:=[.D4]/[.$D$12]" office:value-type="percentage" office:value="0.114396887159533" calcext:value-type="percentage">
            <text:p>11,4%</text:p>
          </table:table-cell>
          <table:table-cell table:style-name="ce49" table:formula="of:=[.F3]+[.E4]" office:value-type="percentage" office:value="0.115175097276265" calcext:value-type="percentage">
            <text:p>12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float" office:value="81" calcext:value-type="float">
            <text:p>81</text:p>
          </table:table-cell>
          <table:table-cell table:style-name="ce35" table:formula="of:=[.B5]+[.C5]" office:value-type="float" office:value="159" calcext:value-type="float">
            <text:p>159</text:p>
          </table:table-cell>
          <table:table-cell table:style-name="ce42" table:formula="of:=[.D5]/[.$D$12]" office:value-type="percentage" office:value="0.123735408560311" calcext:value-type="percentage">
            <text:p>12,4%</text:p>
          </table:table-cell>
          <table:table-cell table:style-name="ce48" table:formula="of:=[.F4]+[.E5]" office:value-type="percentage" office:value="0.238910505836576" calcext:value-type="percentage">
            <text:p>24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73" calcext:value-type="float">
            <text:p>73</text:p>
          </table:table-cell>
          <table:table-cell table:style-name="ce30" office:value-type="float" office:value="91" calcext:value-type="float">
            <text:p>91</text:p>
          </table:table-cell>
          <table:table-cell table:style-name="ce35" table:formula="of:=[.B6]+[.C6]" office:value-type="float" office:value="164" calcext:value-type="float">
            <text:p>164</text:p>
          </table:table-cell>
          <table:table-cell table:style-name="ce42" table:formula="of:=[.D6]/[.$D$12]" office:value-type="percentage" office:value="0.127626459143969" calcext:value-type="percentage">
            <text:p>12,8%</text:p>
          </table:table-cell>
          <table:table-cell table:style-name="ce50" table:formula="of:=[.F5]+[.E6]" office:value-type="percentage" office:value="0.366536964980545" calcext:value-type="percentage">
            <text:p>37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90" calcext:value-type="float">
            <text:p>90</text:p>
          </table:table-cell>
          <table:table-cell table:style-name="ce30" office:value-type="float" office:value="83" calcext:value-type="float">
            <text:p>83</text:p>
          </table:table-cell>
          <table:table-cell table:style-name="ce35" table:formula="of:=[.B7]+[.C7]" office:value-type="float" office:value="173" calcext:value-type="float">
            <text:p>173</text:p>
          </table:table-cell>
          <table:table-cell table:style-name="ce42" table:formula="of:=[.D7]/[.$D$12]" office:value-type="percentage" office:value="0.134630350194553" calcext:value-type="percentage">
            <text:p>13,5%</text:p>
          </table:table-cell>
          <table:table-cell table:style-name="ce50" table:formula="of:=[.F6]+[.E7]" office:value-type="percentage" office:value="0.501167315175097" calcext:value-type="percentage">
            <text:p>50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93" calcext:value-type="float">
            <text:p>93</text:p>
          </table:table-cell>
          <table:table-cell table:style-name="ce30" office:value-type="float" office:value="126" calcext:value-type="float">
            <text:p>126</text:p>
          </table:table-cell>
          <table:table-cell table:style-name="ce35" table:formula="of:=[.B8]+[.C8]" office:value-type="float" office:value="219" calcext:value-type="float">
            <text:p>219</text:p>
          </table:table-cell>
          <table:table-cell table:style-name="ce42" table:formula="of:=[.D8]/[.$D$12]" office:value-type="percentage" office:value="0.170428015564202" calcext:value-type="percentage">
            <text:p>17,0%</text:p>
          </table:table-cell>
          <table:table-cell table:style-name="ce48" table:formula="of:=[.F7]+[.E8]" office:value-type="percentage" office:value="0.6715953307393" calcext:value-type="percentage">
            <text:p>67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80" calcext:value-type="float">
            <text:p>80</text:p>
          </table:table-cell>
          <table:table-cell table:style-name="ce30" office:value-type="float" office:value="96" calcext:value-type="float">
            <text:p>96</text:p>
          </table:table-cell>
          <table:table-cell table:style-name="ce35" table:formula="of:=[.B9]+[.C9]" office:value-type="float" office:value="176" calcext:value-type="float">
            <text:p>176</text:p>
          </table:table-cell>
          <table:table-cell table:style-name="ce42" table:formula="of:=[.D9]/[.$D$12]" office:value-type="percentage" office:value="0.136964980544747" calcext:value-type="percentage">
            <text:p>13,7%</text:p>
          </table:table-cell>
          <table:table-cell table:style-name="ce48" table:formula="of:=[.F8]+[.E9]" office:value-type="percentage" office:value="0.808560311284047" calcext:value-type="percentage">
            <text:p>81 %</text:p>
          </table:table-cell>
          <table:table-cell table:number-columns-repeated="5"/>
          <table:table-cell table:style-name="ce11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47" calcext:value-type="float">
            <text:p>47</text:p>
          </table:table-cell>
          <table:table-cell table:style-name="ce30" office:value-type="float" office:value="55" calcext:value-type="float">
            <text:p>55</text:p>
          </table:table-cell>
          <table:table-cell table:style-name="ce35" table:formula="of:=[.B10]+[.C10]" office:value-type="float" office:value="102" calcext:value-type="float">
            <text:p>102</text:p>
          </table:table-cell>
          <table:table-cell table:style-name="ce42" table:formula="of:=[.D10]/[.$D$12]" office:value-type="percentage" office:value="0.0793774319066148" calcext:value-type="percentage">
            <text:p>7,9%</text:p>
          </table:table-cell>
          <table:table-cell table:style-name="ce48" table:formula="of:=[.F9]+[.E10]" office:value-type="percentage" office:value="0.887937743190661" calcext:value-type="percentage">
            <text:p>89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66" calcext:value-type="float">
            <text:p>66</text:p>
          </table:table-cell>
          <table:table-cell table:style-name="ce30" office:value-type="float" office:value="78" calcext:value-type="float">
            <text:p>78</text:p>
          </table:table-cell>
          <table:table-cell table:style-name="ce35" table:formula="of:=[.B11]+[.C11]" office:value-type="float" office:value="144" calcext:value-type="float">
            <text:p>144</text:p>
          </table:table-cell>
          <table:table-cell table:style-name="ce43" table:formula="of:=[.D11]/[.$D$12]" office:value-type="percentage" office:value="0.112062256809339" calcext:value-type="percentage">
            <text:p>11,2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612" calcext:value-type="float">
            <text:p>612</text:p>
          </table:table-cell>
          <table:table-cell table:style-name="ce21" table:formula="of:=SUM([.C3:.C11])" office:value-type="float" office:value="673" calcext:value-type="float">
            <text:p>673</text:p>
          </table:table-cell>
          <table:table-cell table:style-name="ce36" table:formula="of:=SUM([.D3:.D11])" office:value-type="float" office:value="1285" calcext:value-type="float">
            <text:p>1.285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22" table:formula="of:=[.B12]/[.D12]" office:value-type="percentage" office:value="0.476264591439689" calcext:value-type="percentage">
            <text:p>48 %</text:p>
          </table:table-cell>
          <table:table-cell table:style-name="ce22" table:formula="of:=[.C12]/[.D12]" office:value-type="percentage" office:value="0.523735408560311" calcext:value-type="percentage">
            <text:p>52 %</text:p>
          </table:table-cell>
          <table:table-cell table:style-name="ce37"/>
          <table:table-cell table:number-columns-repeated="8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7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en 25 casos confirmads no ha sido posible identificar la provincia de procedencia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70" office:value-type="string" calcext:value-type="string" table:number-columns-spanned="3" table:number-rows-spanned="1">
            <text:p>LETALIDAD</text:p>
          </table:table-cell>
          <table:covered-table-cell table:style-name="ce90"/>
          <table:covered-table-cell table:style-name="ce109"/>
          <table:table-cell table:number-columns-repeated="3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968" calcext:value-type="float">
            <text:p>968</text:p>
          </table:table-cell>
          <table:table-cell table:style-name="ce38" office:value-type="float" office:value="25" calcext:value-type="float">
            <text:p>25</text:p>
          </table:table-cell>
          <table:table-cell table:style-name="ce45" table:formula="of:=SUM([.A18:.D18])" office:value-type="float" office:value="1345" calcext:value-type="float">
            <text:p>1.345</text:p>
          </table:table-cell>
          <table:table-cell/>
          <table:table-cell table:style-name="ce71" office:value-type="percentage" office:value="0.032" calcext:value-type="percentage" table:number-columns-spanned="3" table:number-rows-spanned="1">
            <text:p>3,20 %</text:p>
          </table:table-cell>
          <table:covered-table-cell table:style-name="ce91"/>
          <table:covered-table-cell table:style-name="ce110"/>
          <table:table-cell table:number-columns-repeated="3"/>
        </table:table-row>
        <table:table-row table:style-name="ro2">
          <table:table-cell table:style-name="ce9" table:formula="of:=[.A18]/[.$E$18]" office:value-type="percentage" office:value="0.182156133828996" calcext:value-type="percentage">
            <text:p>18,2%</text:p>
          </table:table-cell>
          <table:table-cell table:style-name="ce9" table:formula="of:=[.B18]/[.$E$18]" office:value-type="percentage" office:value="0.0795539033457249" calcext:value-type="percentage">
            <text:p>8,0%</text:p>
          </table:table-cell>
          <table:table-cell table:style-name="ce9" table:formula="of:=[.C18]/[.$E$18]" office:value-type="percentage" office:value="0.719702602230483" calcext:value-type="percentage">
            <text:p>72,0%</text:p>
          </table:table-cell>
          <table:table-cell table:style-name="ce9" table:formula="of:=[.D18]/[.$E$18]" office:value-type="percentage" office:value="0.0185873605947955" calcext:value-type="percentage">
            <text:p>1,9%</text:p>
          </table:table-cell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70" office:value-type="string" calcext:value-type="string" table:number-columns-spanned="3" table:number-rows-spanned="1">
            <text:p>MORTALIDAD/10.000</text:p>
          </table:table-cell>
          <table:covered-table-cell table:style-name="ce90"/>
          <table:covered-table-cell table:style-name="ce109"/>
          <table:table-cell table:number-columns-repeated="3"/>
        </table:table-row>
        <table:table-row table:style-name="ro2">
          <table:table-cell table:style-name="ce10" office:value-type="string" calcext:value-type="string">
            <text:p>Distribución por síntomas: en 21 casos confirmados no ha sido posible identificar la existencia o no de sintomatología</text:p>
          </table:table-cell>
          <table:table-cell table:number-columns-repeated="5"/>
          <table:table-cell table:style-name="ce72" office:value-type="float" office:value="12.2" calcext:value-type="float" table:number-columns-spanned="3" table:number-rows-spanned="1">
            <text:p>12,20</text:p>
          </table:table-cell>
          <table:covered-table-cell table:style-name="ce92"/>
          <table:covered-table-cell table:style-name="ce111"/>
          <table:table-cell table:number-columns-repeated="3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715" calcext:value-type="float">
            <text:p>715</text:p>
          </table:table-cell>
          <table:table-cell table:style-name="ce31" table:formula="of:=[.B22]/[.E18]" office:value-type="percentage" office:value="0.531598513011152" calcext:value-type="percentage">
            <text:p>53 %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605" calcext:value-type="float">
            <text:p>605</text:p>
          </table:table-cell>
          <table:table-cell table:style-name="ce32" table:formula="of:=[.B23]/[.E18]" office:value-type="percentage" office:value="0.449814126394052" calcext:value-type="percentage">
            <text:p>45 %</text:p>
          </table:table-cell>
          <table:table-cell table:number-columns-repeated="9"/>
        </table:table-row>
        <table:table-row table:style-name="ro3" table:number-rows-repeated="2">
          <table:table-cell table:number-columns-repeated="12"/>
        </table:table-row>
        <table:table-row table:style-name="ro2">
          <table:table-cell table:style-name="ce10" office:value-type="string" calcext:value-type="string">
            <text:p>Distribución por Zona Básica de Salud (ZBS): en 89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89 casos confirmado no ha sido posible identificar el sector sanitario.</text:p>
          </table:table-cell>
          <table:table-cell table:number-columns-repeated="6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54" calcext:value-type="float">
            <text:p>54</text:p>
          </table:table-cell>
          <table:table-cell table:style-name="ce33" table:formula="of:=[.B28]/[.$B$135]" office:value-type="percentage" office:value="0.0401486988847584" calcext:value-type="percentage">
            <text:p>4,0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3" office:value-type="float" office:value="306" calcext:value-type="float">
            <text:p>306</text:p>
          </table:table-cell>
          <table:table-cell table:style-name="ce93" table:formula="of:=[.G28]/[.$E$18]" office:value-type="percentage" office:value="0.227509293680297" calcext:value-type="percentage">
            <text:p>22,75 %</text:p>
          </table:table-cell>
          <table:table-cell table:style-name="ce112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44" calcext:value-type="float">
            <text:p>44</text:p>
          </table:table-cell>
          <table:table-cell table:style-name="ce33" table:formula="of:=[.B29]/[.$B$135]" office:value-type="percentage" office:value="0.0327137546468401" calcext:value-type="percentage">
            <text:p>3,27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</text:p>
          </table:table-cell>
          <table:table-cell table:style-name="ce74" office:value-type="float" office:value="279" calcext:value-type="float">
            <text:p>279</text:p>
          </table:table-cell>
          <table:table-cell table:style-name="ce94" table:formula="of:=[.G29]/[.$E$18]" office:value-type="percentage" office:value="0.207434944237918" calcext:value-type="percentage">
            <text:p>20,74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1" calcext:value-type="float">
            <text:p>41</text:p>
          </table:table-cell>
          <table:table-cell table:style-name="ce33" table:formula="of:=[.B30]/[.$B$135]" office:value-type="percentage" office:value="0.0304832713754647" calcext:value-type="percentage">
            <text:p>3,05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75" office:value-type="float" office:value="263" calcext:value-type="float">
            <text:p>263</text:p>
          </table:table-cell>
          <table:table-cell table:style-name="ce95" table:formula="of:=[.G30]/[.$E$18]" office:value-type="percentage" office:value="0.195539033457249" calcext:value-type="percentage">
            <text:p>19,55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37" calcext:value-type="float">
            <text:p>37</text:p>
          </table:table-cell>
          <table:table-cell table:style-name="ce33" table:formula="of:=[.B31]/[.$B$135]" office:value-type="percentage" office:value="0.0275092936802974" calcext:value-type="percentage">
            <text:p>2,75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HUESCA</text:p>
          </table:table-cell>
          <table:table-cell table:style-name="ce76" office:value-type="float" office:value="130" calcext:value-type="float">
            <text:p>130</text:p>
          </table:table-cell>
          <table:table-cell table:style-name="ce96" table:formula="of:=[.G31]/[.$E$18]" office:value-type="percentage" office:value="0.0966542750929368" calcext:value-type="percentage">
            <text:p>9,67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3" calcext:value-type="float">
            <text:p>33</text:p>
          </table:table-cell>
          <table:table-cell table:style-name="ce33" table:formula="of:=[.B32]/[.$B$135]" office:value-type="percentage" office:value="0.0245353159851301" calcext:value-type="percentage">
            <text:p>2,45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BARBASTRO</text:p>
          </table:table-cell>
          <table:table-cell table:style-name="ce77" office:value-type="float" office:value="113" calcext:value-type="float">
            <text:p>113</text:p>
          </table:table-cell>
          <table:table-cell table:style-name="ce97" table:formula="of:=[.G32]/[.$E$18]" office:value-type="percentage" office:value="0.0840148698884758" calcext:value-type="percentage">
            <text:p>8,40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3]/[.$B$135]" office:value-type="percentage" office:value="0.0223048327137546" calcext:value-type="percentage">
            <text:p>2,23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8" office:value-type="float" office:value="71" calcext:value-type="float">
            <text:p>71</text:p>
          </table:table-cell>
          <table:table-cell table:style-name="ce98" table:formula="of:=[.G33]/[.$E$18]" office:value-type="percentage" office:value="0.0527881040892193" calcext:value-type="percentage">
            <text:p>5,28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4]/[.$B$135]" office:value-type="percentage" office:value="0.0223048327137546" calcext:value-type="percentage">
            <text:p>2,23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9" office:value-type="float" office:value="63" calcext:value-type="float">
            <text:p>63</text:p>
          </table:table-cell>
          <table:table-cell table:style-name="ce99" table:formula="of:=[.G34]/[.$E$18]" office:value-type="percentage" office:value="0.0468401486988848" calcext:value-type="percentage">
            <text:p>4,68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5]/[.$B$135]" office:value-type="percentage" office:value="0.0215613382899628" calcext:value-type="percentage">
            <text:p>2,16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ALCAÑIZ</text:p>
          </table:table-cell>
          <table:table-cell table:style-name="ce80" office:value-type="float" office:value="31" calcext:value-type="float">
            <text:p>31</text:p>
          </table:table-cell>
          <table:table-cell table:style-name="ce100" table:formula="of:=[.G35]/[.$E$18]" office:value-type="percentage" office:value="0.0230483271375465" calcext:value-type="percentage">
            <text:p>2,30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6]/[.$B$135]" office:value-type="percentage" office:value="0.0215613382899628" calcext:value-type="percentage">
            <text:p>2,16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81" office:value-type="float" office:value="89" calcext:value-type="float">
            <text:p>89</text:p>
          </table:table-cell>
          <table:table-cell table:style-name="ce101" table:formula="of:=[.G36]/[.$E$18]" office:value-type="percentage" office:value="0.0661710037174721" calcext:value-type="percentage">
            <text:p>6,62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7]/[.$B$135]" office:value-type="percentage" office:value="0.0193308550185874" calcext:value-type="percentage">
            <text:p>1,93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2" table:formula="of:=SUM([.G28:.G36])" office:value-type="float" office:value="1345" calcext:value-type="float">
            <text:p>1.345</text:p>
          </table:table-cell>
          <table:table-cell table:style-name="ce102"/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8]/[.$B$135]" office:value-type="percentage" office:value="0.0193308550185874" calcext:value-type="percentage">
            <text:p>1,9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9]/[.$B$135]" office:value-type="percentage" office:value="0.0178438661710037" calcext:value-type="percentage">
            <text:p>1,78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0]/[.$B$135]" office:value-type="percentage" office:value="0.0171003717472119" calcext:value-type="percentage">
            <text:p>1,71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14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1]/[.$B$135]" office:value-type="percentage" office:value="0.0171003717472119" calcext:value-type="percentage">
            <text:p>1,71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9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2]/[.$B$135]" office:value-type="percentage" office:value="0.0163568773234201" calcext:value-type="percentage">
            <text:p>1,64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9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3]/[.$B$135]" office:value-type="percentage" office:value="0.0156133828996283" calcext:value-type="percentage">
            <text:p>1,56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4]/[.$B$135]" office:value-type="percentage" office:value="0.0156133828996283" calcext:value-type="percentage">
            <text:p>1,56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3" office:value-type="float" office:value="695" calcext:value-type="float">
            <text:p>695</text:p>
          </table:table-cell>
          <table:table-cell table:style-name="ce103" table:formula="of:=[.G44]/[.$B$135]" office:value-type="percentage" office:value="0.516728624535316" calcext:value-type="percentage">
            <text:p>51,6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5]/[.$B$135]" office:value-type="percentage" office:value="0.0148698884758364" calcext:value-type="percentage">
            <text:p>1,49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Teruel</text:p>
          </table:table-cell>
          <table:table-cell table:style-name="ce84" office:value-type="float" office:value="50" calcext:value-type="float">
            <text:p>50</text:p>
          </table:table-cell>
          <table:table-cell table:style-name="ce104" table:formula="of:=[.G45]/[.$B$135]" office:value-type="percentage" office:value="0.0371747211895911" calcext:value-type="percentage">
            <text:p>3,72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6]/[.$B$135]" office:value-type="percentage" office:value="0.0148698884758364" calcext:value-type="percentage">
            <text:p>1,49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Huesca</text:p>
          </table:table-cell>
          <table:table-cell table:style-name="ce85" office:value-type="float" office:value="46" calcext:value-type="float">
            <text:p>46</text:p>
          </table:table-cell>
          <table:table-cell table:style-name="ce105" table:formula="of:=[.G46]/[.$B$135]" office:value-type="percentage" office:value="0.0342007434944238" calcext:value-type="percentage">
            <text:p>3,42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7]/[.$B$135]" office:value-type="percentage" office:value="0.0148698884758364" calcext:value-type="percentage">
            <text:p>1,49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Jaca</text:p>
          </table:table-cell>
          <table:table-cell table:style-name="ce84" office:value-type="float" office:value="38" calcext:value-type="float">
            <text:p>38</text:p>
          </table:table-cell>
          <table:table-cell table:style-name="ce104" table:formula="of:=[.G47]/[.$B$135]" office:value-type="percentage" office:value="0.0282527881040892" calcext:value-type="percentage">
            <text:p>2,8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8]/[.$B$135]" office:value-type="percentage" office:value="0.0141263940520446" calcext:value-type="percentage">
            <text:p>1,41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5" office:value-type="float" office:value="23" calcext:value-type="float">
            <text:p>23</text:p>
          </table:table-cell>
          <table:table-cell table:style-name="ce105" table:formula="of:=[.G48]/[.$B$135]" office:value-type="percentage" office:value="0.0171003717472119" calcext:value-type="percentage">
            <text:p>1,7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9]/[.$B$135]" office:value-type="percentage" office:value="0.0141263940520446" calcext:value-type="percentage">
            <text:p>1,41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4" office:value-type="float" office:value="20" calcext:value-type="float">
            <text:p>20</text:p>
          </table:table-cell>
          <table:table-cell table:style-name="ce104" table:formula="of:=[.G49]/[.$B$135]" office:value-type="percentage" office:value="0.0148698884758364" calcext:value-type="percentage">
            <text:p>1,49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50]/[.$B$135]" office:value-type="percentage" office:value="0.0141263940520446" calcext:value-type="percentage">
            <text:p>1,41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Fraga</text:p>
          </table:table-cell>
          <table:table-cell table:style-name="ce85" office:value-type="float" office:value="19" calcext:value-type="float">
            <text:p>19</text:p>
          </table:table-cell>
          <table:table-cell table:style-name="ce105" table:formula="of:=[.G50]/[.$B$135]" office:value-type="percentage" office:value="0.0141263940520446" calcext:value-type="percentage">
            <text:p>1,4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51]/[.$B$135]" office:value-type="percentage" office:value="0.0141263940520446" calcext:value-type="percentage">
            <text:p>1,41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4" office:value-type="float" office:value="15" calcext:value-type="float">
            <text:p>15</text:p>
          </table:table-cell>
          <table:table-cell table:style-name="ce104" table:formula="of:=[.G51]/[.$B$135]" office:value-type="percentage" office:value="0.0111524163568773" calcext:value-type="percentage">
            <text:p>1,12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52]/[.$B$135]" office:value-type="percentage" office:value="0.0133828996282528" calcext:value-type="percentage">
            <text:p>1,34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Tarazona</text:p>
          </table:table-cell>
          <table:table-cell table:style-name="ce85" office:value-type="float" office:value="10" calcext:value-type="float">
            <text:p>10</text:p>
          </table:table-cell>
          <table:table-cell table:style-name="ce106" table:formula="of:=[.G52]/[.$B$135]" office:value-type="percentage" office:value="0.00743494423791822" calcext:value-type="percentage">
            <text:p>0,7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53]/[.$B$135]" office:value-type="percentage" office:value="0.0133828996282528" calcext:value-type="percentage">
            <text:p>1,34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6" office:value-type="string" calcext:value-type="string">
            <text:p>Cuarte de Huerva</text:p>
          </table:table-cell>
          <table:table-cell table:style-name="ce86" office:value-type="float" office:value="10" calcext:value-type="float">
            <text:p>10</text:p>
          </table:table-cell>
          <table:table-cell table:style-name="ce104" table:formula="of:=[.G53]/[.$B$135]" office:value-type="percentage" office:value="0.00743494423791822" calcext:value-type="percentage">
            <text:p>0,7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54]/[.$B$135]" office:value-type="percentage" office:value="0.0133828996282528" calcext:value-type="percentage">
            <text:p>1,34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5" office:value-type="float" office:value="8" calcext:value-type="float">
            <text:p>8</text:p>
          </table:table-cell>
          <table:table-cell table:style-name="ce106" table:formula="of:=[.G54]/[.$B$135]" office:value-type="percentage" office:value="0.00594795539033457" calcext:value-type="percentage">
            <text:p>0,59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5]/[.$B$135]" office:value-type="percentage" office:value="0.012639405204461" calcext:value-type="percentage">
            <text:p>1,26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6" office:value-type="string" calcext:value-type="string">
            <text:p>Alcañiz</text:p>
          </table:table-cell>
          <table:table-cell table:style-name="ce86" office:value-type="float" office:value="8" calcext:value-type="float">
            <text:p>8</text:p>
          </table:table-cell>
          <table:table-cell table:style-name="ce104" table:formula="of:=[.G55]/[.$B$135]" office:value-type="percentage" office:value="0.00594795539033457" calcext:value-type="percentage">
            <text:p>0,59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6]/[.$B$135]" office:value-type="percentage" office:value="0.012639405204461" calcext:value-type="percentage">
            <text:p>1,26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7" office:value-type="string" calcext:value-type="string">
            <text:p>Ejea de los Caballeros</text:p>
          </table:table-cell>
          <table:table-cell table:style-name="ce87" office:value-type="float" office:value="6" calcext:value-type="float">
            <text:p>6</text:p>
          </table:table-cell>
          <table:table-cell table:style-name="ce107" table:formula="of:=[.G56]/[.$B$135]" office:value-type="percentage" office:value="0.00446096654275093" calcext:value-type="percentage">
            <text:p>0,45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7]/[.$B$135]" office:value-type="percentage" office:value="0.0118959107806691" calcext:value-type="percentage">
            <text:p>1,19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8" office:value-type="string" calcext:value-type="string">
            <text:p>TOTAL</text:p>
          </table:table-cell>
          <table:table-cell table:style-name="ce88" table:formula="of:=SUM([.G44:.G56])" office:value-type="float" office:value="948" calcext:value-type="float">
            <text:p>948</text:p>
          </table:table-cell>
          <table:table-cell table:style-name="ce108" table:formula="of:=[.G57]/[.B135]" office:value-type="percentage" office:value="0.704832713754647" calcext:value-type="percentage">
            <text:p>70,48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8]/[.$B$135]" office:value-type="percentage" office:value="0.0111524163568773" calcext:value-type="percentage">
            <text:p>1,12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9]/[.$B$135]" office:value-type="percentage" office:value="0.0111524163568773" calcext:value-type="percentage">
            <text:p>1,12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60]/[.$B$135]" office:value-type="percentage" office:value="0.0111524163568773" calcext:value-type="percentage">
            <text:p>1,12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61]/[.$B$135]" office:value-type="percentage" office:value="0.0111524163568773" calcext:value-type="percentage">
            <text:p>1,12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62]/[.$B$135]" office:value-type="percentage" office:value="0.0111524163568773" calcext:value-type="percentage">
            <text:p>1,12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3]/[.$B$135]" office:value-type="percentage" office:value="0.0104089219330855" calcext:value-type="percentage">
            <text:p>1,04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4]/[.$B$135]" office:value-type="percentage" office:value="0.0104089219330855" calcext:value-type="percentage">
            <text:p>1,04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5]/[.$B$135]" office:value-type="percentage" office:value="0.0104089219330855" calcext:value-type="percentage">
            <text:p>1,04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6]/[.$B$135]" office:value-type="percentage" office:value="0.0104089219330855" calcext:value-type="percentage">
            <text:p>1,04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7]/[.$B$135]" office:value-type="percentage" office:value="0.00966542750929368" calcext:value-type="percentage">
            <text:p>0,97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8]/[.$B$135]" office:value-type="percentage" office:value="0.00966542750929368" calcext:value-type="percentage">
            <text:p>0,97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9]/[.$B$135]" office:value-type="percentage" office:value="0.00892193308550186" calcext:value-type="percentage">
            <text:p>0,89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0]/[.$B$135]" office:value-type="percentage" office:value="0.00892193308550186" calcext:value-type="percentage">
            <text:p>0,89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1]/[.$B$135]" office:value-type="percentage" office:value="0.00892193308550186" calcext:value-type="percentage">
            <text:p>0,89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2]/[.$B$135]" office:value-type="percentage" office:value="0.00892193308550186" calcext:value-type="percentage">
            <text:p>0,89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3]/[.$B$135]" office:value-type="percentage" office:value="0.00892193308550186" calcext:value-type="percentage">
            <text:p>0,89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4]/[.$B$135]" office:value-type="percentage" office:value="0.00817843866171004" calcext:value-type="percentage">
            <text:p>0,82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9"/>
          <table:table-cell table:number-columns-repeated="5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5]/[.$B$135]" office:value-type="percentage" office:value="0.00817843866171004" calcext:value-type="percentage">
            <text:p>0,82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6]/[.$B$135]" office:value-type="percentage" office:value="0.00817843866171004" calcext:value-type="percentage">
            <text:p>0,82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7]/[.$B$135]" office:value-type="percentage" office:value="0.00817843866171004" calcext:value-type="percentage">
            <text:p>0,82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8]/[.$B$135]" office:value-type="percentage" office:value="0.00817843866171004" calcext:value-type="percentage">
            <text:p>0,82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9]/[.$B$135]" office:value-type="percentage" office:value="0.00743494423791822" calcext:value-type="percentage">
            <text:p>0,74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0]/[.$B$135]" office:value-type="percentage" office:value="0.00743494423791822" calcext:value-type="percentage">
            <text:p>0,74 %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1]/[.$B$135]" office:value-type="percentage" office:value="0.00743494423791822" calcext:value-type="percentage">
            <text:p>0,74 %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2]/[.$B$135]" office:value-type="percentage" office:value="0.00743494423791822" calcext:value-type="percentage">
            <text:p>0,74 %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3]/[.$B$135]" office:value-type="percentage" office:value="0.00743494423791822" calcext:value-type="percentage">
            <text:p>0,74 %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4]/[.$B$135]" office:value-type="percentage" office:value="0.00743494423791822" calcext:value-type="percentage">
            <text:p>0,74 %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85]/[.$B$135]" office:value-type="percentage" office:value="0.00743494423791822" calcext:value-type="percentage">
            <text:p>0,74 %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6]/[.$B$135]" office:value-type="percentage" office:value="0.00594795539033457" calcext:value-type="percentage">
            <text:p>0,59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7]/[.$B$135]" office:value-type="percentage" office:value="0.00594795539033457" calcext:value-type="percentage">
            <text:p>0,59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8]/[.$B$135]" office:value-type="percentage" office:value="0.00594795539033457" calcext:value-type="percentage">
            <text:p>0,59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9]/[.$B$135]" office:value-type="percentage" office:value="0.00594795539033457" calcext:value-type="percentage">
            <text:p>0,59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0]/[.$B$135]" office:value-type="percentage" office:value="0.00520446096654275" calcext:value-type="percentage">
            <text:p>0,5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1]/[.$B$135]" office:value-type="percentage" office:value="0.00446096654275093" calcext:value-type="percentage">
            <text:p>0,45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2]/[.$B$135]" office:value-type="percentage" office:value="0.00446096654275093" calcext:value-type="percentage">
            <text:p>0,45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3]/[.$B$135]" office:value-type="percentage" office:value="0.00446096654275093" calcext:value-type="percentage">
            <text:p>0,45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4]/[.$B$135]" office:value-type="percentage" office:value="0.00371747211895911" calcext:value-type="percentage">
            <text:p>0,37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5]/[.$B$135]" office:value-type="percentage" office:value="0.00371747211895911" calcext:value-type="percentage">
            <text:p>0,37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6]/[.$B$135]" office:value-type="percentage" office:value="0.00371747211895911" calcext:value-type="percentage">
            <text:p>0,37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ell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7]/[.$B$135]" office:value-type="percentage" office:value="0.00371747211895911" calcext:value-type="percentage">
            <text:p>0,37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8]/[.$B$135]" office:value-type="percentage" office:value="0.00371747211895911" calcext:value-type="percentage">
            <text:p>0,37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9]/[.$B$135]" office:value-type="percentage" office:value="0.00371747211895911" calcext:value-type="percentage">
            <text:p>0,37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illamayo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100]/[.$B$135]" office:value-type="percentage" office:value="0.00371747211895911" calcext:value-type="percentage">
            <text:p>0,37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1]/[.$B$135]" office:value-type="percentage" office:value="0.00297397769516729" calcext:value-type="percentage">
            <text:p>0,30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2]/[.$B$135]" office:value-type="percentage" office:value="0.00297397769516729" calcext:value-type="percentage">
            <text:p>0,30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3]/[.$B$135]" office:value-type="percentage" office:value="0.00297397769516729" calcext:value-type="percentage">
            <text:p>0,30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4]/[.$B$135]" office:value-type="percentage" office:value="0.00297397769516729" calcext:value-type="percentage">
            <text:p>0,30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5]/[.$B$135]" office:value-type="percentage" office:value="0.00297397769516729" calcext:value-type="percentage">
            <text:p>0,30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6]/[.$B$135]" office:value-type="percentage" office:value="0.00297397769516729" calcext:value-type="percentage">
            <text:p>0,30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07]/[.$B$135]" office:value-type="percentage" office:value="0.00223048327137546" calcext:value-type="percentage">
            <text:p>0,22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08]/[.$B$135]" office:value-type="percentage" office:value="0.00223048327137546" calcext:value-type="percentage">
            <text:p>0,22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Fuentes de Ebro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09]/[.$B$135]" office:value-type="percentage" office:value="0.00223048327137546" calcext:value-type="percentage">
            <text:p>0,22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Herrera de los Navarros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0]/[.$B$135]" office:value-type="percentage" office:value="0.00223048327137546" calcext:value-type="percentage">
            <text:p>0,22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La Almunia de Doña Godin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1]/[.$B$135]" office:value-type="percentage" office:value="0.00223048327137546" calcext:value-type="percentage">
            <text:p>0,22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12]/[.$B$135]" office:value-type="percentage" office:value="0.00223048327137546" calcext:value-type="percentage">
            <text:p>0,22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35]" office:value-type="percentage" office:value="0.00148698884758364" calcext:value-type="percentage">
            <text:p>0,15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rbeg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35]" office:value-type="percentage" office:value="0.00148698884758364" calcext:value-type="percentage">
            <text:p>0,15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5]/[.$B$135]" office:value-type="percentage" office:value="0.00148698884758364" calcext:value-type="percentage">
            <text:p>0,15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6]/[.$B$135]" office:value-type="percentage" office:value="0.00148698884758364" calcext:value-type="percentage">
            <text:p>0,15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Lu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7]/[.$B$135]" office:value-type="percentage" office:value="0.00148698884758364" calcext:value-type="percentage">
            <text:p>0,15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rrió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8]/[.$B$135]" office:value-type="percentage" office:value="0.00148698884758364" calcext:value-type="percentage">
            <text:p>0,15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bieg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35]" office:value-type="percentage" office:value="0.000743494423791822" calcext:value-type="percentage">
            <text:p>0,07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famb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35]" office:value-type="percentage" office:value="0.000743494423791822" calcext:value-type="percentage">
            <text:p>0,07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hama de Arago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35]" office:value-type="percentage" office:value="0.000743494423791822" calcext:value-type="percentage">
            <text:p>0,07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ndo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35]" office:value-type="percentage" office:value="0.000743494423791822" calcext:value-type="percentage">
            <text:p>0,07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nabarr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35]" office:value-type="percentage" office:value="0.000743494423791822" calcext:value-type="percentage">
            <text:p>0,07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rdú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35]" office:value-type="percentage" office:value="0.000743494423791822" calcext:value-type="percentage">
            <text:p>0,07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35]" office:value-type="percentage" office:value="0.000743494423791822" calcext:value-type="percentage">
            <text:p>0,07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35]" office:value-type="percentage" office:value="0.000743494423791822" calcext:value-type="percentage">
            <text:p>0,07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35]" office:value-type="percentage" office:value="0.000743494423791822" calcext:value-type="percentage">
            <text:p>0,07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nta Eulalia del Camp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8]/[.$B$135]" office:value-type="percentage" office:value="0.000743494423791822" calcext:value-type="percentage">
            <text:p>0,07 %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os del Rey Católic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9]/[.$B$135]" office:value-type="percentage" office:value="0.000743494423791822" calcext:value-type="percentage">
            <text:p>0,07 %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Tamarite de Lite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0]/[.$B$135]" office:value-type="percentage" office:value="0.000743494423791822" calcext:value-type="percentage">
            <text:p>0,07 %</text:p>
          </table:table-cell>
          <table:table-cell table:style-name="ce40" office:value-type="float" office:value="103" calcext:value-type="float">
            <text:p>10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1]/[.$B$135]" office:value-type="percentage" office:value="0.000743494423791822" calcext:value-type="percentage">
            <text:p>0,07 %</text:p>
          </table:table-cell>
          <table:table-cell table:style-name="ce40" office:value-type="float" office:value="104" calcext:value-type="float">
            <text:p>10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2]/[.$B$135]" office:value-type="percentage" office:value="0.000743494423791822" calcext:value-type="percentage">
            <text:p>0,07 %</text:p>
          </table:table-cell>
          <table:table-cell table:style-name="ce40" office:value-type="float" office:value="105" calcext:value-type="float">
            <text:p>10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3]/[.$B$135]" office:value-type="percentage" office:value="0.000743494423791822" calcext:value-type="percentage">
            <text:p>0,07 %</text:p>
          </table:table-cell>
          <table:table-cell table:style-name="ce40" office:value-type="float" office:value="106" calcext:value-type="float">
            <text:p>10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89" calcext:value-type="float">
            <text:p>89</text:p>
          </table:table-cell>
          <table:table-cell table:style-name="ce34" table:formula="of:=[.B134]/[.$B$135]" office:value-type="percentage" office:value="0.0661710037174721" calcext:value-type="percentage">
            <text:p>6,62 %</text:p>
          </table:table-cell>
          <table:table-cell table:style-name="ce40"/>
          <table:table-cell table:number-columns-repeated="8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34])" office:value-type="float" office:value="1345" calcext:value-type="float">
            <text:p>1.345</text:p>
          </table:table-cell>
          <table:table-cell table:number-columns-repeated="10"/>
        </table:table-row>
        <table:table-row table:style-name="ro3" table:number-rows-repeated="1048440">
          <table:table-cell table:number-columns-repeated="12"/>
        </table:table-row>
        <table:table-row table:style-name="ro3">
          <table:table-cell table:number-columns-repeated="12"/>
        </table:table-row>
        <table:named-expressions>
          <table:named-range table:name="_xlnm._FilterDatabase" table:base-cell-address="$'20201023'.$A$1" table:cell-range-address="$'20201023'.$F$43:.$H$56"/>
        </table:named-expressions>
      </table:table>
      <table:named-expressions/>
      <table:database-ranges>
        <table:database-range table:name="__Anonymous_Sheet_DB__0" table:target-range-address="'20201023'.F43:'20201023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3" style:display-name="PageStyle_20201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4T09:20:56</dc:date>
    <meta:generator>LibreOffice/6.0.7.3$Linux_X86_64 LibreOffice_project/00m0$Build-3</meta:generator>
    <meta:document-statistic meta:table-count="1" meta:cell-count="60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